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14-03-12T17:04:42.144699810</meta:creation-date>
    <dc:date>2021-06-11T01:28:05.181901678</dc:date>
    <meta:editing-duration>PT43S</meta:editing-duration>
    <meta:editing-cycles>3</meta:editing-cycles>
    <meta:generator>LibreOfficeDev/7.2.0.0.alpha1$Linux_X86_64 LibreOffice_project/7f49c4eea51c6c84ee7adacd5ba45e1e0fc4c1f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